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able_20_Contents">
      <style:paragraph-properties fo:text-align="end" style:justify-single-word="false"/>
    </style:style>
    <style:style style:name="P1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7" style:family="paragraph" style:parent-style-name="Code">
      <style:text-properties style:font-name="Tahoma2" fo:font-size="11pt" style:font-size-asian="11pt" style:font-size-complex="11pt"/>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font-name="Tahoma2" fo:font-size="11pt" fo:background-color="#ffff00" style:font-size-asian="11pt" style:font-size-complex="11pt"/>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List">
      <style:paragraph-properties fo:margin-left="2.341cm" fo:margin-right="0cm" fo:text-indent="0cm" style:auto-text-indent="fals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Contents_20_1">
      <style:paragraph-properties>
        <style:tab-stops>
          <style:tab-stop style:position="0cm"/>
          <style:tab-stop style:position="3cm"/>
        </style:tab-stops>
      </style:paragraph-properties>
    </style:style>
    <style:style style:name="P26" style:family="paragraph" style:parent-style-name="Contents_20_2">
      <style:paragraph-properties>
        <style:tab-stops>
          <style:tab-stop style:position="0cm"/>
        </style:tab-stops>
      </style:paragraph-properties>
    </style:style>
    <style:style style:name="P27" style:family="paragraph" style:parent-style-name="Standard" style:master-page-name="Index">
      <style:paragraph-properties style:page-number="auto"/>
    </style:style>
    <style:style style:name="P28" style:family="paragraph" style:parent-style-name="List" style:list-style-name="L15"/>
    <style:style style:name="P29" style:family="paragraph" style:parent-style-name="List" style:list-style-name="L1">
      <style:paragraph-properties fo:margin-left="2.341cm" fo:margin-right="0cm" fo:text-indent="0cm" style:auto-text-indent="false"/>
    </style:style>
    <style:style style:name="P30" style:family="paragraph" style:parent-style-name="List" style:list-style-name="L11">
      <style:paragraph-properties fo:margin-left="2.341cm" fo:margin-right="0cm" fo:text-indent="0cm" style:auto-text-indent="false"/>
    </style:style>
    <style:style style:name="P31" style:family="paragraph" style:parent-style-name="List" style:list-style-name="L15">
      <style:paragraph-properties fo:margin-left="2.341cm" fo:margin-right="0cm" fo:text-indent="0cm" style:auto-text-indent="false"/>
    </style:style>
    <style:style style:name="P32" style:family="paragraph" style:parent-style-name="Table_20_Contents" style:list-style-name="L2"/>
    <style:style style:name="P33" style:family="paragraph" style:parent-style-name="Table_20_Contents" style:list-style-name="L3"/>
    <style:style style:name="P34" style:family="paragraph" style:parent-style-name="Table_20_Contents" style:list-style-name="L4"/>
    <style:style style:name="P35" style:family="paragraph" style:parent-style-name="Table_20_Contents" style:list-style-name="L5"/>
    <style:style style:name="P36" style:family="paragraph" style:parent-style-name="Table_20_Contents" style:list-style-name="L6"/>
    <style:style style:name="P37" style:family="paragraph" style:parent-style-name="Table_20_Contents" style:list-style-name="L7"/>
    <style:style style:name="P38" style:family="paragraph" style:parent-style-name="Table_20_Contents" style:list-style-name="L8"/>
    <style:style style:name="P39" style:family="paragraph" style:parent-style-name="Table_20_Contents" style:list-style-name="L9"/>
    <style:style style:name="P40" style:family="paragraph" style:parent-style-name="Table_20_Contents" style:list-style-name="L10"/>
    <style:style style:name="P41" style:family="paragraph" style:parent-style-name="Table_20_Contents" style:list-style-name="L12"/>
    <style:style style:name="P42" style:family="paragraph" style:parent-style-name="Table_20_Contents" style:list-style-name="L13"/>
    <style:style style:name="P43" style:family="paragraph" style:parent-style-name="Table_20_Contents" style:list-style-name="L14"/>
    <style:style style:name="P44" style:family="paragraph" style:parent-style-name="Table_20_Contents" style:list-style-name="L16"/>
    <style:style style:name="P45" style:family="paragraph" style:parent-style-name="Table_20_Contents" style:list-style-name="L14">
      <style:text-properties fo:font-weight="normal" style:font-weight-asian="normal" style:font-weight-complex="normal"/>
    </style:style>
    <style:style style:name="P46" style:family="paragraph" style:parent-style-name="Table_20_Contents">
      <style:paragraph-properties fo:text-align="end" style:justify-single-word="false"/>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8" style:family="paragraph" style:parent-style-name="Heading_20_1" style:master-page-name="Standard">
      <style:paragraph-properties style:page-number="auto"/>
    </style:style>
    <style:style style:name="P49" style:family="paragraph" style:parent-style-name="Heading_20_1">
      <style:paragraph-properties fo:break-before="page"/>
    </style:style>
    <style:style style:name="P50" style:family="paragraph" style:parent-style-name="Heading_20_2">
      <style:paragraph-properties fo:break-before="page"/>
    </style:style>
    <style:style style:name="P51" style:family="paragraph" style:parent-style-name="Code">
      <style:paragraph-properties fo:margin-left="0.365cm" fo:margin-right="-0.009cm" fo:text-indent="0cm" style:auto-text-indent="false">
        <style:tab-stops>
          <style:tab-stop style:position="0.769cm"/>
        </style:tab-stops>
      </style:paragraph-properties>
    </style:style>
    <style:style style:name="P52"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2"/>
      <text:p text:style-name="P16">Scalable OpenGroupware.org (SOGo)<text:line-break/> – Inverse Edition 1.0.3</text:p>
      <text:p text:style-name="P13">Installation and Configuration Guide</text:p>
      <text:p text:style-name="P6"/>
      <text:p text:style-name="P27">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3 – July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5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Chapter 1<text:tab/>About this Guide <text:s text:c="2"/><text:tab/>3</text:p>
          <text:p text:style-name="P25">Chapter 2<text:tab/>Introduction <text:s text:c="2"/><text:tab/>4</text:p>
          <text:p text:style-name="P26">Architecture <text:s text:c="2"/><text:tab/>5</text:p>
          <text:p text:style-name="P25">Chapter 3<text:tab/>System Requirements <text:s text:c="2"/><text:tab/>6</text:p>
          <text:p text:style-name="P26">Assumptions <text:s text:c="2"/><text:tab/>6</text:p>
          <text:p text:style-name="P26">Minimum Hardware Requirements <text:s text:c="2"/><text:tab/>6</text:p>
          <text:p text:style-name="P26">Operating System Requirements <text:s text:c="2"/><text:tab/>8</text:p>
          <text:p text:style-name="P25">Chapter 4<text:tab/>Installation <text:s text:c="2"/><text:tab/>9</text:p>
          <text:p text:style-name="P26">Software Downloads <text:s text:c="2"/><text:tab/>9</text:p>
          <text:p text:style-name="P26">Software Installation <text:s text:c="2"/><text:tab/>9</text:p>
          <text:p text:style-name="P25">Chapter 5<text:tab/>Configuration <text:s text:c="2"/><text:tab/>10</text:p>
          <text:p text:style-name="P26">Overview and General Preferences <text:s text:c="2"/><text:tab/>10</text:p>
          <text:p text:style-name="P26">Authentication using LDAP <text:s text:c="2"/><text:tab/>13</text:p>
          <text:p text:style-name="P26">LDAP Attributes Indexing <text:s text:c="2"/><text:tab/>15</text:p>
          <text:p text:style-name="P26">Database Configuration <text:s text:c="2"/><text:tab/>15</text:p>
          <text:p text:style-name="P26">SMTP Server Configuration <text:s text:c="2"/><text:tab/>16</text:p>
          <text:p text:style-name="P26">IMAP Server Configuration <text:s text:c="2"/><text:tab/>17</text:p>
          <text:p text:style-name="P26">Web Interface Configuration <text:s text:c="2"/><text:tab/>18</text:p>
          <text:p text:style-name="P26">SOGo Configuration Summary <text:s text:c="2"/><text:tab/>19</text:p>
          <text:p text:style-name="P26">Apache Configuration <text:s text:c="2"/><text:tab/>20</text:p>
          <text:p text:style-name="P26">Starting Services <text:s text:c="2"/><text:tab/>20</text:p>
          <text:p text:style-name="P25">Chapter 6<text:tab/>Managing User Accounts <text:s text:c="2"/><text:tab/>21</text:p>
          <text:p text:style-name="P26">Creating the SOGo Administrative Account <text:s text:c="2"/><text:tab/>21</text:p>
          <text:p text:style-name="P26">Creating a User Account <text:s text:c="2"/><text:tab/>21</text:p>
          <text:p text:style-name="P25">Chapter 7<text:tab/>Funambol <text:s text:c="2"/><text:tab/>23</text:p>
          <text:p text:style-name="P25"><text:soft-page-break/>Chapter 8<text:tab/>Using SOGo <text:s text:c="2"/><text:tab/>25</text:p>
          <text:p text:style-name="P26">SOGo Web Interface <text:s text:c="2"/><text:tab/>25</text:p>
          <text:p text:style-name="P26">Mozilla Thunderbird and Lightning <text:s text:c="2"/><text:tab/>25</text:p>
          <text:p text:style-name="P26">Funambol / Mobile Devices <text:s text:c="2"/><text:tab/>26</text:p>
          <text:p text:style-name="P26">Apple iCal 3 <text:s text:c="2"/><text:tab/>26</text:p>
          <text:p text:style-name="P25">Chapter 9<text:tab/>Additional Information <text:s text:c="2"/><text:tab/>28</text:p>
          <text:p text:style-name="P25">Chapter 10<text:tab/>Commercial Support and Contact Information <text:s text:c="2"/><text:tab/>29</text:p>
          <text:p text:style-name="P25">Chapter 11<text:tab/>GNU Free Documentation License <text:s text:c="2"/><text:tab/>30</text:p>
        </text:index-body>
      </text:table-of-content>
      <text:p text:style-name="Standard"/>
      <text:h text:style-name="P48"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3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50"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9" text:outline-level="1">System Requirements</text:h>
      <text:h text:style-name="Heading_20_2" text:outline-level="2">Assumptions</text:h>
      <text:p text:style-name="Standard">SOGo reuses many components in an infrastructure. Thus, it requires the following <text:s/>:</text:p>
      <text:list xml:id="list2040020005" text:style-name="L1">
        <text:list-header>
          <text:p text:style-name="P29">❏<text:tab/>Database server (MySQL, PostgreSQL or Oracle)</text:p>
          <text:p text:style-name="P29">❏<text:tab/>LDAP server (OpenLDAP, Novell eDirectory, Microsoft Active Directory and others)</text:p>
          <text:p text:style-name="P29">❏<text:tab/>SMTP server (Postfix, Sendmail and others)</text:p>
          <text:p text:style-name="P2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074917383" text:style-name="L2">
              <text:list-header>
                <text:p text:style-name="P32">◾ Intel or AMD CPU 1 GHz</text:p>
                <text:p text:style-name="P32">◾ 512 MB of RAM (without Funambol, 1 GB RAM otherwise)</text:p>
                <text:p text:style-name="P32">◾ 1 GB of disk space</text:p>
              </text:list-header>
            </text:list>
            <text:p text:style-name="Table_20_Contents"/>
            <text:p text:style-name="Table_20_Contents">Production</text:p>
            <text:list xml:id="list539135220" text:style-name="L3">
              <text:list-header>
                <text:p text:style-name="P33">◾ Intel or AMD CPU 3 GHz</text:p>
              </text:list-header>
            </text:list>
            <text:list xml:id="list47253550" text:style-name="L4">
              <text:list-header>
                <text:p text:style-name="P34">◾ 2048 MB of RAM</text:p>
              </text:list-header>
            </text:list>
            <text:list xml:id="list482989948" text:style-name="L3">
              <text:list-header>
                <text:p text:style-name="P33">◾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804066810" text:style-name="L5">
              <text:list-header>
                <text:p text:style-name="P35">◾ Intel or AMD CPU 1.5 GHz</text:p>
              </text:list-header>
            </text:list>
            <text:list xml:id="list1018886449" text:style-name="L6">
              <text:list-header>
                <text:p text:style-name="P36">◾ 1024x768 monitor resolution</text:p>
              </text:list-header>
            </text:list>
            <text:list xml:id="list1572548515" text:style-name="L7">
              <text:list-header>
                <text:p text:style-name="P37">◾ 512 MB of RAM</text:p>
                <text:p text:style-name="P37">◾ 128 Kbps or higher network connection</text:p>
              </text:list-header>
            </text:list>
            <text:p text:style-name="Table_20_Contents"/>
            <text:p text:style-name="Table_20_Contents">Microsoft Windows</text:p>
            <text:list xml:id="list1579310153" text:style-name="L6">
              <text:list-header>
                <text:p text:style-name="P36">◾ Microsoft Windows XP SP2 or Vista</text:p>
              </text:list-header>
            </text:list>
            <text:p text:style-name="Table_20_Contents"/>
            <text:p text:style-name="Table_20_Contents">Apple Mac OS X</text:p>
            <text:list xml:id="list1924249326" text:style-name="L8">
              <text:list-header>
                <text:p text:style-name="P38">◾ Apple Mac OS X 10.2 to 10.5</text:p>
                <text:p text:style-name="P38">◾ Apple Mac OS X 10.5 for iCal 3 support</text:p>
              </text:list-header>
            </text:list>
            <text:p text:style-name="Table_20_Contents"/>
            <text:p text:style-name="Table_20_Contents">Linux</text:p>
            <text:list xml:id="list937299612" text:style-name="L9">
              <text:list-header>
                <text:p text:style-name="P39">◾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437145842" text:style-name="L10">
              <text:list-header>
                <text:p text:style-name="P40">◾ Palm OS based devices with Synthesis SyncML Client</text:p>
                <text:p text:style-name="P40">◾ Research In Motion (RIM) BlackBerry devices with NextHaus SyncJe</text:p>
                <text:p text:style-name="P40">◾ Microsoft Windows Mobile PocketPC or SmartPhone with the Funambol client</text:p>
              </text:list-header>
            </text:list>
          </table:table-cell>
        </table:table-row>
      </table:table>
      <text:p text:style-name="Standard"/>
      <text:h text:style-name="P50" text:outline-level="2">Operating System Requirements</text:h>
      <text:p text:style-name="Standard">The following 32-bit and 64-bit operating systems are currently supported by SOGo :</text:p>
      <text:list xml:id="list1751211457" text:style-name="L11">
        <text:list-header>
          <text:p text:style-name="P30">❏<text:tab/>Red Hat Enterprise Linux 5.x Server</text:p>
          <text:p text:style-name="P30">❏<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9"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1">yum install sope49-gdl1-mysql</text:p>
      <text:p text:style-name="Standard">If you use Oracle Database (9i, 10g or 11g), proceed with the following command :</text:p>
      <text:p text:style-name="Code">yum install sope49-gdl1-oracle</text:p>
      <text:p text:style-name="P17"/>
      <text:p text:style-name="Standard">Once completed, SOGo will be fully installed on your server. You are now ready to configure it.</text:p>
      <text:h text:style-name="P4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382693367" text:style-name="L12">
              <text:list-header>
                <text:p text:style-name="P41">◾ YES – to use UTF-8 (recommended)</text:p>
                <text:p text:style-name="P41">◾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1">◾ YES – to use UTF-8 (recommended)</text:p>
                <text:p text:style-name="P41">◾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1">◾ YES – to use UTF-8 (recommended)</text:p>
                <text:p text:style-name="P41">◾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396497754" text:style-name="L13">
              <text:list-header>
                <text:p text:style-name="P42">◾ English</text:p>
                <text:p text:style-name="P42">◾ French</text:p>
                <text:p text:style-name="P42">◾ German</text:p>
                <text:p text:style-name="P42">◾ Italian</text:p>
                <text:p text:style-name="P42">◾ Russian</text:p>
                <text:p text:style-name="P42"><text:soft-page-break/>◾ Spanish</text:p>
                <text:p text:style-name="P42">◾ Wel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124091118" text:style-name="L14">
              <text:list-header>
                <text:p text:style-name="P43">◾ YES – to send notifications</text:p>
                <text:p text:style-name="P43">◾ NO – to not send notifications</text:p>
                <text:p text:style-name="P43">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1997711862" text:continue-numbering="true" text:style-name="L14">
              <text:list-header>
                <text:p text:style-name="P43">◾ Public</text:p>
                <text:p text:style-name="P43">◾ Confidential</text:p>
                <text:p text:style-name="P43">◾ Private</text:p>
                <text:p text:style-name="P43">And each string must end with one of those values:</text:p>
                <text:p text:style-name="P43">◾ Viewer</text:p>
                <text:p text:style-name="P43">◾ DandTViewer</text:p>
                <text:p text:style-name="P43">◾ Modifier</text:p>
                <text:p text:style-name="P43">◾ Responder</text:p>
                <text:p text:style-name="P43">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ext:soft-page-break/>to specify those superuser's usernames like this :</text:p>
            <text:p text:style-name="P14"><text:span text:style-name="Code_20__28_inline_29_">SOGoSuperUsernames = (&lt;username1&gt;[, </text:span><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Defaults to <text:span text:style-name="T2">20000</text:span> when unset.</text:p>
          </table:table-cell>
        </table:table-row>
        <table:table-row>
          <table:table-cell table:style-name="Table25.A10" office:value-type="string">
            <text:p text:style-name="Table_20_Contents">WOApplicationRedirectURL</text:p>
          </table:table-cell>
          <table:table-cell table:style-name="Table25.A10" office:value-type="string">
            <text:p text:style-name="Table_20_Contents">This parameter <text:span text:style-name="T7">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shared; <text:line-break/><text:tab/>isAddressBook = YES; port=389})'</text:p>
      <text:p text:style-name="P19"/>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text:soft-page-break/>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7"/>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15">id</text:p>
          </table:table-cell>
          <table:table-cell table:style-name="Table26.A2" office:value-type="string">
            <text:p text:style-name="P24">the identification name of the LDAP repository</text:p>
          </table:table-cell>
        </table:table-row>
        <table:table-row>
          <table:table-cell table:style-name="Table26.A2" office:value-type="string">
            <text:p text:style-name="P15">CNFieldName</text:p>
          </table:table-cell>
          <table:table-cell table:style-name="Table26.A2" office:value-type="string">
            <text:p text:style-name="P24">the field that returns the complete name</text:p>
          </table:table-cell>
        </table:table-row>
        <table:table-row>
          <table:table-cell table:style-name="Table26.A2" office:value-type="string">
            <text:p text:style-name="P15">IDFieldName</text:p>
          </table:table-cell>
          <table:table-cell table:style-name="Table26.A2" office:value-type="string">
            <text:p text:style-name="P24">the field that starts a user DN</text:p>
          </table:table-cell>
        </table:table-row>
        <table:table-row>
          <table:table-cell table:style-name="Table26.A2" office:value-type="string">
            <text:p text:style-name="P15">UIDFieldName</text:p>
          </table:table-cell>
          <table:table-cell table:style-name="Table26.A2" office:value-type="string">
            <text:p text:style-name="P23">the field that returns the login name</text:p>
          </table:table-cell>
        </table:table-row>
        <table:table-row>
          <table:table-cell table:style-name="Table26.A2" office:value-type="string">
            <text:p text:style-name="P15">MailFieldNames (optional)</text:p>
          </table:table-cell>
          <table:table-cell table:style-name="Table26.A2" office:value-type="string">
            <text:p text:style-name="P23">the fields that returns the user's email addresses (defaults to <text:span text:style-name="Code_20__28_inline_29_">mail</text:span> when unset)</text:p>
          </table:table-cell>
        </table:table-row>
        <table:table-row>
          <table:table-cell table:style-name="Table26.A2" office:value-type="string">
            <text:p text:style-name="P15">IMAPHostFieldName (optional)</text:p>
          </table:table-cell>
          <table:table-cell table:style-name="Table26.A2" office:value-type="string">
            <text:p text:style-name="P23">the field that returns the IMAP hostname for the user</text:p>
          </table:table-cell>
        </table:table-row>
        <table:table-row>
          <table:table-cell table:style-name="Table26.A2" office:value-type="string">
            <text:p text:style-name="P15">baseDN</text:p>
          </table:table-cell>
          <table:table-cell table:style-name="Table26.A2" office:value-type="string">
            <text:p text:style-name="P23">the base DN of your user entries</text:p>
          </table:table-cell>
        </table:table-row>
        <table:table-row>
          <table:table-cell table:style-name="Table26.A2" office:value-type="string">
            <text:p text:style-name="P15">filter (optional)</text:p>
          </table:table-cell>
          <table:table-cell table:style-name="Table26.A2" office:value-type="string">
            <text:p text:style-name="P23">the LDAP filter</text:p>
          </table:table-cell>
        </table:table-row>
        <text:soft-page-break/>
        <table:table-row>
          <table:table-cell table:style-name="Table26.A2" office:value-type="string">
            <text:p text:style-name="P15">scope (optional)</text:p>
          </table:table-cell>
          <table:table-cell table:style-name="Table26.A2" office:value-type="string">
            <text:p text:style-name="P23">either BASE, ONE or SUB</text:p>
          </table:table-cell>
        </table:table-row>
        <table:table-row>
          <table:table-cell table:style-name="Table26.A2" office:value-type="string">
            <text:p text:style-name="P15">bindDN</text:p>
          </table:table-cell>
          <table:table-cell table:style-name="Table26.A2" office:value-type="string">
            <text:p text:style-name="P23">the DN of the login name to user for binding to your server</text:p>
          </table:table-cell>
        </table:table-row>
        <table:table-row>
          <table:table-cell table:style-name="Table26.A2" office:value-type="string">
            <text:p text:style-name="P15">bindPassword</text:p>
          </table:table-cell>
          <table:table-cell table:style-name="Table26.A2" office:value-type="string">
            <text:p text:style-name="P23">its password</text:p>
          </table:table-cell>
        </table:table-row>
        <table:table-row>
          <table:table-cell table:style-name="Table26.A2" office:value-type="string">
            <text:p text:style-name="P15">bindFields (optional)</text:p>
          </table:table-cell>
          <table:table-cell table:style-name="Table26.A2" office:value-type="string">
            <text:p text:style-name="P23">a comma-delimited list of fields to use when doing indirect binds</text:p>
          </table:table-cell>
        </table:table-row>
        <table:table-row>
          <table:table-cell table:style-name="Table26.A2" office:value-type="string">
            <text:p text:style-name="P15">hostname</text:p>
          </table:table-cell>
          <table:table-cell table:style-name="Table26.A2" office:value-type="string">
            <text:p text:style-name="P23">a space-delimited list of LDAP hostnames or LDAP URLs</text:p>
          </table:table-cell>
        </table:table-row>
        <table:table-row>
          <table:table-cell table:style-name="Table26.A2" office:value-type="string">
            <text:p text:style-name="P15">port</text:p>
          </table:table-cell>
          <table:table-cell table:style-name="Table26.A2" office:value-type="string">
            <text:p text:style-name="P23">port number of the LDAP server</text:p>
          </table:table-cell>
        </table:table-row>
        <table:table-row>
          <table:table-cell table:style-name="Table26.A2" office:value-type="string">
            <text:p text:style-name="P15">encryption (optional)</text:p>
          </table:table-cell>
          <table:table-cell table:style-name="Table26.A2" office:value-type="string">
            <text:p text:style-name="P23">either SSL or STARTTLS</text:p>
          </table:table-cell>
        </table:table-row>
        <table:table-row>
          <table:table-cell table:style-name="Table26.A2" office:value-type="string">
            <text:p text:style-name="P15">canAuthenticate</text:p>
          </table:table-cell>
          <table:table-cell table:style-name="Table26.A2" office:value-type="string">
            <text:p text:style-name="P23">If set to YES, this LDAP source is used for authentication</text:p>
          </table:table-cell>
        </table:table-row>
        <table:table-row>
          <table:table-cell table:style-name="Table26.A2" office:value-type="string">
            <text:p text:style-name="P15">isAddressBook</text:p>
          </table:table-cell>
          <table:table-cell table:style-name="Table26.A2" office:value-type="string">
            <text:p text:style-name="P23">if set to YES, this LDAP source is used as a shared address book</text:p>
          </table:table-cell>
        </table:table-row>
        <table:table-row>
          <table:table-cell table:style-name="Table26.A2" office:value-type="string">
            <text:p text:style-name="P15">displayName (optional)</text:p>
          </table:table-cell>
          <table:table-cell table:style-name="Table26.A2" office:value-type="string">
            <text:p text:style-name="P23">if set as an address book, the human identification name of the LDAP repository</text:p>
          </table:table-cell>
        </table:table-row>
        <table:table-row>
          <table:table-cell table:style-name="Table26.A2" office:value-type="string">
            <text:p text:style-name="P15">ModulesConstraints (optional)</text:p>
          </table:table-cell>
          <table:table-cell table:style-name="Table26.A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51">ModulesConstraints = {</text:p>
            <text:p text:style-name="P51"><text:tab/>Calendar = {</text:p>
            <text:p text:style-name="P51"><text:tab/><text:tab/>ou = employees;</text:p>
            <text:p text:style-name="P51"><text:tab/>};</text:p>
            <text:p text:style-name="P51">};</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d the cleanup interval of the cached parameters related to LDAP users. Defaults to 0 when unset.</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575400339" text:style-name="L15">
        <text:list-header>
          <text:p text:style-name="P31">❏<text:tab/>givenName</text:p>
          <text:p text:style-name="P31">❏<text:tab/>cn</text:p>
          <text:p text:style-name="P31">❏<text:tab/>mail</text:p>
          <text:p text:style-name="P31">❏<text:tab/>sn</text:p>
          <text:p text:style-name="P28"/>
        </text:list-header>
      </text:list>
      <text:p text:style-name="Standard">Please refer to the documentation of the software you use in order to index those attributes.</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7"/>
      <text:p text:style-name="Standard">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7"/>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5">oracle://sogo:sogo@localhost:1526/sogo/sogo_folder_info</text:p>
          </table:table-cell>
        </table:table-row>
      </table:table>
      <text:p text:style-name="P7"/>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text:soft-page-break/></text:p>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462731413" text:style-name="L16">
              <text:list-header>
                <text:p text:style-name="P44"><text:span text:style-name="Code_20__28_inline_29_">◾ sendmail</text:span> – to use /usr/sbin/sendmail</text:p>
                <text:p text:style-name="P44"><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0"/>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3">◾ YES</text:p>
                <text:p text:style-name="P43"><text:soft-page-break/>◾ NO</text:p>
                <text:p text:style-name="P45">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210043468" text:continue-numbering="true" text:style-name="L14">
              <text:list-header>
                <text:p text:style-name="P43">◾ YES</text:p>
                <text:p text:style-name="P43">◾ NO</text:p>
                <text:p text:style-name="P45">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4">Parameter used to specify which RFC the IMAP server implements with respect to ACLs. Possible values are :</text:p>
                <text:p text:style-name="P44"><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3">◾ YES</text:p>
                <text:p text:style-name="P43">◾ NO</text:p>
                <text:p text:style-name="P43">Defaults to NO when unset.</text:p>
              </text:list-header>
            </text:list>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2104029265" text:continue-list="list317216539" text:style-name="L16">
              <text:list-header>
                <text:p text:style-name="P4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ext:soft-page-break/>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4">SOGoMailListViewColumnsOrder = (Invisible, Attachment, Priority, From, Subject, Unread, Date, Siz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soft-page-break/><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7"/>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7"/>
      <text:p text:style-name="Standard">You may verify using the <text:span text:style-name="T2">chkconfig</text:span> command that the SOGo service is automatically started <text:soft-page-break/>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7"/>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7"/>
      <text:p text:style-name="Standard">Load the LDIF file inside your LDAP server using the following command :</text:p>
      <text:p text:style-name="Code">ldapadd -f jdoe.ldif -x -w qwerty -D cn=Manager,dc=acme,dc=com</text:p>
      <text:p text:style-name="P1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1"/>
      <text:p text:style-name="Standard">Download your preferred JDBC driver and move it to :</text:p>
      <text:p text:style-name="Code">/opt/Funambol/tools/tomcat/common/lib/</text:p>
      <text:p text:style-name="P21"/>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21"/>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21"/>
      <text:p text:style-name="Standard">Next, install the Funambol SOGo Connector within Funambol server by issuing the following commands :</text:p>
      <text:p text:style-name="Code"><text:soft-page-break/>cd /opt/Funambol/ds-server</text:p>
      <text:p text:style-name="Code">./bin/install-modules.sh tomcat50</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ds-server/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2"><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p text:style-name="Standard"/>
      <text:h text:style-name="P50" text:outline-level="2">Apple iCal 3</text:h>
      <text:p text:style-name="Standard">Apple iCal 3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9"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09 Inverse inc.<text:tab/><text:chapter text:display="name" text:outline-level="1">Configuration</text:chapter><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65</meta:editing-cycles>
    <meta:editing-duration>PT09H48M22S</meta:editing-duration>
    <dc:date>2009-07-02T12:14:42</dc:date>
    <meta:document-statistic meta:table-count="8" meta:image-count="3" meta:object-count="0" meta:page-count="33" meta:paragraph-count="587" meta:word-count="5108" meta:character-count="34275"/>
    <meta:user-defined meta:name="Info 1"/>
    <meta:user-defined meta:name="Info 2"/>
    <meta:user-defined meta:name="Info 3"/>
    <meta:user-defined meta:name="Info 4"/>
  </office:meta>
</office:document-meta>
</file>